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" style:family="table-cell" style:parent-style-name="Default" style:data-style-name="N0">
      <style:table-cell-properties fo:border="thin solid #000000" style:vertical-align="automatic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" style:family="table-cell" style:parent-style-name="Hyperlink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97416666666667cm" style:use-optimal-column-width="true"/>
    </style:style>
    <style:style style:name="co3" style:family="table-column">
      <style:table-column-properties fo:break-before="auto" style:column-width="8.48783333333333cm" style:use-optimal-column-width="true"/>
    </style:style>
    <style:style style:name="co4" style:family="table-column">
      <style:table-column-properties fo:break-before="auto" style:column-width="8.33966666666667cm" style:use-optimal-column-width="true"/>
    </style:style>
    <style:style style:name="co5" style:family="table-column">
      <style:table-column-properties fo:break-before="auto" style:column-width="2.9845cm" style:use-optimal-column-width="true"/>
    </style:style>
    <style:style style:name="co6" style:family="table-column">
      <style:table-column-properties fo:break-before="auto" style:column-width="9.5885cm"/>
    </style:style>
    <style:style style:name="ro1" style:family="table-row">
      <style:table-row-properties style:row-height="16.8pt" style:use-optimal-row-height="true" fo:break-before="auto"/>
    </style:style>
    <style:style style:name="ro2" style:family="table-row">
      <style:table-row-properties style:row-height="16.8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8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Sprint</text:p>
          </table:table-cell>
          <table:table-cell office:value-type="string" table:style-name="ce3">
            <text:p>Epic</text:p>
          </table:table-cell>
          <table:table-cell office:value-type="string" table:style-name="ce3">
            <text:p>Task</text:p>
          </table:table-cell>
          <table:table-cell office:value-type="string" table:style-name="ce3">
            <text:p>Assignee</text:p>
          </table:table-cell>
          <table:table-cell office:value-type="string" table:style-name="ce2">
            <text:p>Estimated time</text:p>
          </table:table-cell>
          <table:table-cell office:value-type="string" table:style-name="ce4">
            <text:p>Burndown chart link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" table:number-columns-spanned="1" table:number-rows-spanned="7" table:style-name="ce9">
            <text:p>1</text:p>
          </table:table-cell>
          <table:table-cell office:value-type="string" table:number-columns-spanned="1" table:number-rows-spanned="5" table:style-name="ce10">
            <text:p>Authentication</text:p>
          </table:table-cell>
          <table:table-cell office:value-type="string" table:style-name="ce3">
            <text:p>Sign Up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3 h</text:p>
          </table:table-cell>
          <table:table-cell office:value-type="string" table:number-columns-spanned="1" table:number-rows-spanned="7" table:style-name="ce11">
            <text:p><text:a xlink:href="https://agile-group2.atlassian.net/secure/RapidBoard.jspa?rapidView=2&amp;projectKey=CSO&amp;view=reporting&amp;chart=burndownChart&amp;sprint=3">https://agile-group2.atlassian.net/secure/RapidBoard.jspa?rapidView=2&amp;projectKey=CSO&amp;view=reporting&amp;chart=burndownChart&amp;sprint=3</text:a>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3">
            <text:p>Register Function</text:p>
          </table:table-cell>
          <table:table-cell office:value-type="string" table:style-name="ce3">
            <text:p>Phan Huỳnh Văn Ngọc</text:p>
          </table:table-cell>
          <table:table-cell office:value-type="string" table:style-name="ce2">
            <text:p>3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Design Login Page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4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Login Function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3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Logout Function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3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1" table:number-rows-spanned="2" table:style-name="ce10">
            <text:p>Show List Product Of Store</text:p>
          </table:table-cell>
          <table:table-cell office:value-type="string" table:style-name="ce3">
            <text:p>Show List Product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Show List Product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float" office:value="2" table:number-columns-spanned="1" table:number-rows-spanned="11" table:style-name="ce9">
            <text:p>2</text:p>
          </table:table-cell>
          <table:table-cell office:value-type="string" table:number-columns-spanned="1" table:number-rows-spanned="8" table:style-name="ce10">
            <text:p>Manage Product</text:p>
          </table:table-cell>
          <table:table-cell office:value-type="string" table:style-name="ce3">
            <text:p>Manage Products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5 h</text:p>
          </table:table-cell>
          <table:table-cell office:value-type="string" table:number-columns-spanned="1" table:number-rows-spanned="11" table:style-name="ce11">
            <text:p><text:a xlink:href="https://agile-group2.atlassian.net/secure/RapidBoard.jspa?rapidView=2&amp;projectKey=CSO&amp;view=reporting&amp;chart=burndownChart&amp;sprint=13">https://agile-group2.atlassian.net/secure/RapidBoard.jspa?rapidView=2&amp;projectKey=CSO&amp;view=reporting&amp;chart=burndownChart&amp;sprint=13</text:a>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Create Product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3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Read Product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3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Update Product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3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Delete Product</text:p>
          </table:table-cell>
          <table:table-cell office:value-type="string" table:style-name="ce3">
            <text:p>Phan Huỳnh Văn Ngọc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Get Product List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5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Product List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4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">
            <text:p>Product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4 h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1" table:number-rows-spanned="3" table:style-name="ce10">
            <text:p>User information, Order's state and history.</text:p>
          </table:table-cell>
          <table:table-cell office:value-type="string" table:style-name="ce3">
            <text:p>Design UserInfor-page(FE)</text:p>
          </table:table-cell>
          <table:table-cell office:value-type="string" table:style-name="ce3">
            <text:p>Nguyễn Thái Sang</text:p>
          </table:table-cell>
          <table:table-cell office:value-type="string" table:style-name="ce2">
            <text:p>4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Function see state of the order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Manage state of the order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3" table:number-columns-spanned="1" table:number-rows-spanned="20" table:style-name="ce9">
            <text:p>3</text:p>
          </table:table-cell>
          <table:table-cell office:value-type="string" table:number-columns-spanned="1" table:number-rows-spanned="9" table:style-name="ce10">
            <text:p>Manage Order</text:p>
          </table:table-cell>
          <table:table-cell office:value-type="string" table:style-name="ce3">
            <text:p>Manage order history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table-cell office:value-type="string" table:number-columns-spanned="1" table:number-rows-spanned="9" table:style-name="ce11">
            <text:p><text:a xlink:href="https://agile-group2.atlassian.net/secure/RapidBoard.jspa?rapidView=2&amp;projectKey=CSO&amp;view=reporting&amp;chart=burndownChart&amp;sprint=14">https://agile-group2.atlassian.net/secure/RapidBoard.jspa?rapidView=2&amp;projectKey=CSO&amp;view=reporting&amp;chart=burndownChart&amp;sprint=14</text:a>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Function see full purchase history by day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Function see full purchase history by week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Function see full purchase history by month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Function see full purchase history by year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Cancel and change Order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Function cancel order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Function change order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Design Manage Order History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4 h</text:p>
          </table:table-cell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6" table:style-name="ce10">
            <text:p>Manage User</text:p>
          </table:table-cell>
          <table:table-cell office:value-type="string" table:style-name="ce3">
            <text:p>Get UserInfor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2 h</text:p>
          </table:table-cell>
          <table:table-cell office:value-type="string" table:number-columns-spanned="1" table:number-rows-spanned="23" table:style-name="ce11">
            <text:p><text:a xlink:href="https://agile-group2.atlassian.net/secure/RapidBoard.jspa?rapidView=2&amp;projectKey=CSO&amp;view=reporting&amp;chart=burndownChart&amp;sprint=15">https://agile-group2.atlassian.net/secure/RapidBoard.jspa?rapidView=2&amp;projectKey=CSO&amp;view=reporting&amp;chart=burndownChart&amp;sprint=15</text:a>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Design Register-page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4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Manage User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Get user information list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Get purchase history list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Design Manage User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5" table:style-name="ce10">
            <text:p>Cart</text:p>
          </table:table-cell>
          <table:table-cell office:value-type="string" table:style-name="ce3">
            <text:p>Cart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4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Cart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Add To Cart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Update Cart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Delete from Cart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number-columns-spanned="1" table:number-rows-spanned="12" table:style-name="ce10">
            <text:p>CheckOut</text:p>
          </table:table-cell>
          <table:table-cell office:value-type="string" table:style-name="ce3">
            <text:p>Shipping Method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4 h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Payment Method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Checkout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1 d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External Payment UI</text:p>
          </table:table-cell>
          <table:table-cell office:value-type="string" table:style-name="ce3">
            <text:p>Lê Quang Huy</text:p>
          </table:table-cell>
          <table:table-cell office:value-type="string" table:style-name="ce2">
            <text:p>4 h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Pickup method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1 h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Delivery method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Payment Direct</text:p>
          </table:table-cell>
          <table:table-cell office:value-type="string" table:style-name="ce3">
            <text:p>Lê Trường Thanh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Payment by Paypal</text:p>
          </table:table-cell>
          <table:table-cell office:value-type="string" table:style-name="ce3">
            <text:p>Phan Huỳnh Văn Ngọc</text:p>
          </table:table-cell>
          <table:table-cell office:value-type="string" table:style-name="ce2">
            <text:p>3 d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Analyze and Graph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6 h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Send Email system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Test out system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2 h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covered-table-cell/>
          <table:table-cell office:value-type="string" table:style-name="ce3">
            <text:p>Create demo data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style-name="ce2">
            <text:p>6 h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9">
            <text:p>Extra</text:p>
          </table:table-cell>
          <table:table-cell office:value-type="string" table:number-columns-spanned="1" table:number-rows-spanned="3" table:style-name="ce10">
            <text:p>Document</text:p>
          </table:table-cell>
          <table:table-cell office:value-type="string" table:number-columns-spanned="1" table:number-rows-spanned="3" table:style-name="ce10">
            <text:p>Report writing</text:p>
          </table:table-cell>
          <table:table-cell office:value-type="string" table:style-name="ce3">
            <text:p>Phan Minh Tâm + Nguyễn Hoàng Kỳ Châu</text:p>
          </table:table-cell>
          <table:table-cell office:value-type="string" table:number-columns-spanned="1" table:number-rows-spanned="3" table:style-name="ce9">
            <text:p>None</text:p>
          </table:table-cell>
          <table:table-cell table:number-columns-spanned="1" table:number-rows-spanned="5" table:style-name="ce12"/>
          <table:table-cell table:number-columns-repeated="16378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Lê Trường Thanh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Phan Huỳnh Văn Ngọc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Story and tasks deploy</text:p>
          </table:table-cell>
          <table:table-cell table:style-name="ce3"/>
          <table:table-cell office:value-type="string" table:style-name="ce3">
            <text:p>Lê Quang Huy</text:p>
          </table:table-cell>
          <table:table-cell office:value-type="string" table:style-name="ce2">
            <text:p>None</text:p>
          </table:table-cell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Extra tasks deploy</text:p>
          </table:table-cell>
          <table:table-cell table:style-name="ce3"/>
          <table:table-cell office:value-type="string" table:style-name="ce3">
            <text:p>Nguyễn Hoàng Kỳ Châu</text:p>
          </table:table-cell>
          <table:table-cell office:value-type="string" table:style-name="ce2">
            <text:p>None</text:p>
          </table:table-cell>
          <table:covered-table-cell/>
          <table:table-cell table:number-columns-repeated="16378"/>
        </table:table-row>
        <table:table-row table:number-rows-repeated="104852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USER</meta:initial-creator>
    <dc:creator>Nguyễn Hoàng Kỳ Châu</dc:creator>
    <meta:creation-date>2021-05-27T09:47:10Z</meta:creation-date>
    <dc:date>2021-05-27T10:09:48Z</dc:date>
    <meta:print-date>2021-05-27T10:04:05Z</meta:print-date>
  </office:meta>
</office:document-meta>
</file>